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28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393cm" style:use-optimal-column-width="false"/>
    </style:style>
    <style:style style:name="co2" style:family="table-column">
      <style:table-column-properties style:column-width="4.396cm" style:use-optimal-column-width="false"/>
    </style:style>
    <style:style style:name="co3" style:family="table-column">
      <style:table-column-properties style:column-width="12.57cm" style:use-optimal-column-width="false"/>
    </style:style>
    <style:style style:name="ro1" style:family="table-row">
      <style:table-row-properties style:row-height="1.835cm"/>
    </style:style>
    <style:style style:name="ro2" style:family="table-row">
      <style:table-row-properties style:row-height="1.327cm"/>
    </style:style>
    <style:style style:name="ro3" style:family="table-row">
      <style:table-row-properties style:row-height="1.839cm"/>
    </style:style>
    <style:style style:name="ro4" style:family="table-row">
      <style:table-row-properties style:row-height="1.844cm"/>
    </style:style>
    <style:style style:name="ce1" style:family="table-cell">
      <style:graphic-properties style:repeat="repeat"/>
      <style:text-properties fo:font-family="Cantarell" style:font-pitch="variable"/>
    </style:style>
    <style:style style:name="ce2" style:family="table-cell">
      <style:graphic-properties style:repeat="repeat"/>
      <style:text-properties fo:font-family="Cantarell" style:font-pitch="variable" fo:font-size="36pt" style:font-size-asian="36pt" style:font-size-complex="36pt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  <style:text-properties fo:font-family="Cantarell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family="Inconsolata" style:font-pitch="fixed"/>
    </style:style>
    <style:style style:name="P6" style:family="paragraph">
      <style:text-properties fo:font-family="Inconsolata" style:font-pitch="fixed" fo:font-size="28pt" style:font-size-asian="28pt" style:font-size-complex="28pt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family="Inconsolata" style:font-pitch="fixed" fo:font-size="36pt" style:font-size-asian="36pt" style:font-size-complex="36pt"/>
    </style:style>
    <style:style style:name="T9" style:family="text">
      <style:text-properties fo:font-family="Inconsolata" style:font-pitch="fixed" fo:font-size="32pt" style:font-size-asian="32pt" style:font-size-complex="32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family="Inconsolata" style:font-pitch="fixed" fo:font-weight="bold" style:font-weight-asian="bold" style:font-weight-complex="bold"/>
    </style:style>
    <style:style style:name="T12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font-family="Inconsolata" style:font-pitch="fixed" fo:font-size="54pt" style:font-size-asian="54pt" style:font-size-complex="54pt"/>
    </style:style>
    <style:style style:name="T18" style:family="text">
      <style:text-properties fo:font-family="Inconsolata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2">Erez Schatz</text:span></text:p>
            <text:p text:style-name="P1"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Object Relational Mapping</text:span></text:p>
              </text:list-item>
              <text:list-item>
                <text:p text:style-name="P1"><text:span text:style-name="T1">Invented by Someone</text:span></text:p>
              </text:list-item>
              <text:list-item>
                <text:p text:style-name="P1"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What is an ORM</text:span></text:p>
          </draw:text-box>
        </draw:frame>
        <draw:frame draw:style-name="standard" draw:layer="layout" svg:width="21.967cm" svg:height="9.21cm" svg:x="2.997cm" svg:y="6.34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id</text:p>
              </table:table-cell>
              <table:table-cell>
                <text:p text:style-name="P1">name</text:p>
              </table:table-cell>
              <table:table-cell>
                <text:p text:style-name="P1">age</text:p>
              </table:table-cell>
              <table:table-cell>
                <text:p text:style-name="P1">hair</text:p>
              </table:table-cell>
              <table:table-cell>
                <text:p text:style-name="P1">Finishing move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Larry</text:p>
              </table:table-cell>
              <table:table-cell>
                <text:p text:style-name="P1">34</text:p>
              </table:table-cell>
              <table:table-cell>
                <text:p text:style-name="P1">Black</text:p>
              </table:table-cell>
              <table:table-cell>
                <text:p text:style-name="P1">Fingers to the eyes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Moe</text:p>
              </table:table-cell>
              <table:table-cell>
                <text:p text:style-name="P1">33</text:p>
              </table:table-cell>
              <table:table-cell>
                <text:p text:style-name="P1">Ginger</text:p>
              </table:table-cell>
              <table:table-cell>
                <text:p text:style-name="P1">Punch the stomach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Curly</text:p>
              </table:table-cell>
              <table:table-cell>
                <text:p text:style-name="P1">31</text:p>
              </table:table-cell>
              <table:table-cell>
                <text:p text:style-name="P1">bald</text:p>
              </table:table-cell>
              <table:table-cell>
                <text:p text:style-name="P1">Punch the ears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What is an ORM</text:span></text:p>
          </draw:text-box>
        </draw:frame>
        <draw:frame draw:style-name="standard" draw:layer="layout" svg:width="12.569cm" svg:height="11.801cm" svg:x="6.866cm" svg:y="5.85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1"><text:span text:style-name="T3">Stooge</text:span></text:p>
              </table:table-cell>
            </table:table-row>
            <table:table-row table:style-name="ro3">
              <table:table-cell table:style-name="ce2">
                <text:p text:style-name="P1"><text:span text:style-name="T3">Name</text:span></text:p>
              </table:table-cell>
            </table:table-row>
            <table:table-row table:style-name="ro3">
              <table:table-cell table:style-name="ce2">
                <text:p text:style-name="P1"><text:span text:style-name="T3">Age</text:span></text:p>
              </table:table-cell>
            </table:table-row>
            <table:table-row table:style-name="ro3">
              <table:table-cell table:style-name="ce2">
                <text:p text:style-name="P1"><text:span text:style-name="T3">Hit()</text:span></text:p>
              </table:table-cell>
            </table:table-row>
            <table:table-row table:style-name="ro3">
              <table:table-cell table:style-name="ce2">
                <text:p text:style-name="P1"><text:span text:style-name="T3">Defend()</text:span></text:p>
              </table:table-cell>
            </table:table-row>
            <table:table-row table:style-name="ro4">
              <table:table-cell table:style-name="ce2">
                <text:p text:style-name="P1"><text:span text:style-name="T3">Insult(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bstracts Database interaction</text:span></text:p>
              </text:list-item>
              <text:list-item>
                <text:p text:style-name="P1"><text:span text:style-name="T1">Works within application rules</text:span></text:p>
              </text:list-item>
              <text:list-item>
                <text:p text:style-name="P1"><text:span text:style-name="T1">No need to massage data back and forwards</text:span></text:p>
              </text:list-item>
              <text:list-item>
                <text:p text:style-name="P1"><text:span text:style-name="T1">Run methods on objects</text:span></text:p>
              </text:list-item>
              <text:list-item>
                <text:p text:style-name="P1"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>$sth</text:span><text:span text:style-name="T5"> </text:span><text:span text:style-name="T6">= </text:span><text:span text:style-name="T7">$dbh</text:span><text:span text:style-name="T6">-&gt;</text:span><text:span text:style-name="T5">prepare</text:span><text:span text:style-name="T6">("</text:span><text:span text:style-name="T5">SELET foo, bar FROM table WERE baz=?</text:span><text:span text:style-name="T6">")</text:span><text:span text:style-name="T8">;</text:span><text:span text:style-name="T9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0"><text:s text:c="9"/></text:span><text:span text:style-name="T11">use DBI;</text:span></text:p>
                <text:p><text:span text:style-name="T11"><text:s text:c="3"/></text:span><text:span text:style-name="T11">@driver_names = DBI-&gt;available_drivers;</text:span></text:p>
                <text:p><text:span text:style-name="T11"><text:s text:c="3"/></text:span><text:span text:style-name="T11">%drivers <text:s text:c="5"/>= DBI-&gt;installed_drivers;</text:span></text:p>
                <text:p><text:span text:style-name="T11"><text:s text:c="3"/></text:span><text:span text:style-name="T11">@data_sources = DBI-&gt;data_sources($driver_name, \%attr);</text:span></text:p>
                <text:p><text:span text:style-name="T11"><text:s text:c="3"/></text:span><text:span text:style-name="T11">$dbh = DBI-&gt;connect($data_source, $username, $auth, \%attr);</text:span></text:p>
                <text:p><text:span text:style-name="T11"><text:s text:c="3"/></text:span><text:span text:style-name="T11">$rv <text:s/>= $dbh-&gt;do($statement);</text:span></text:p>
                <text:p><text:span text:style-name="T11"><text:s text:c="3"/></text:span><text:span text:style-name="T11">$rv <text:s/>= $dbh-&gt;do($statement, \%attr);</text:span></text:p>
                <text:p><text:span text:style-name="T11"><text:s text:c="3"/></text:span><text:span text:style-name="T11">$rv <text:s/>= $dbh-&gt;do($statement, \%attr, @bind_values);</text:span></text:p>
                <text:p><text:span text:style-name="T12">$sth</text:span><text:span text:style-name="T13"> </text:span><text:span text:style-name="T14">=</text:span><text:span text:style-name="T13"> </text:span><text:span text:style-name="T15">$dbh</text:span><text:span text:style-name="T14">-&gt;</text:span><text:span text:style-name="T13">prepare</text:span><text:span text:style-name="T14">("</text:span><text:span text:style-name="T13">SELET foo, bar FROM table WERE baz=?</text:span><text:span text:style-name="T14">")</text:span><text:span text:style-name="T13"> </text:span></text:p>
                <text:p><text:span text:style-name="T11"><text:s text:c="3"/></text:span><text:span text:style-name="T11">$ary_ref <text:s/>= $dbh-&gt;selectall_arrayref($statement);</text:span></text:p>
                <text:p><text:span text:style-name="T11"><text:s text:c="3"/></text:span><text:span text:style-name="T11">$hash_ref = $dbh-&gt;selectall_hashref($statement, $key_field);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bstracts a lot</text:span></text:p>
              </text:list-item>
              <text:list-item>
                <text:p text:style-name="P1"><text:span text:style-name="T1">Still needs knowledge of underlying mechanisms</text:span></text:p>
              </text:list-item>
              <text:list-item>
                <text:p text:style-name="P1"><text:span text:style-name="T1">No DB optimization</text:span></text:p>
              </text:list-item>
              <text:list-item>
                <text:p text:style-name="P1"><text:span text:style-name="T1">Many DB calls</text:span></text:p>
              </text:list-item>
              <text:list-item>
                <text:p text:style-name="P1"><text:span text:style-name="T1">Good in handling simple joins</text:span></text:p>
              </text:list-item>
              <text:list-item>
                <text:p text:style-name="P1"><text:span text:style-name="T1">Not that good in more complex ones</text:span></text:p>
              </text:list-item>
              <text:list-item>
                <text:p text:style-name="P1"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O &lt; - &gt; RDBS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Created by mst</text:span></text:p>
              </text:list-item>
              <text:list-item>
                <text:p text:style-name="P1"><text:span text:style-name="T1"><text:a xlink:href="http://metacpan/">http://metacpan</text:a></text:span><text:span text:style-name="T1">....</text:span></text:p>
              </text:list-item>
              <text:list-item>
                <text:p text:style-name="P1"><text:span text:style-name="T1"><text:a xlink:href="http://dbix-class.org/">http://dbix-class.org</text:a></text:span></text:p>
              </text:list-item>
              <text:list-item>
                <text:p text:style-name="P1"><text:span text:style-name="T1"><text:a xlink:href="http://lists.shadocat/">http://lists.shadocat</text:a></text:span><text:span text:style-name="T1">...</text:span></text:p>
              </text:list-item>
              <text:list-item>
                <text:p text:style-name="P1"><text:span text:style-name="T1">Irc.perl.org/dbix-class</text:span></text:p>
              </text:list-item>
              <text:list-item>
                <text:p text:style-name="P1"><text:span text:style-name="T1">Perldoc DBIx::Class(::Manu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<text:span text:style-name="T17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6" draw:layer="layout" svg:width="16.032cm" svg:height="17.531cm" svg:x="3.302cm" svg:y="2.027cm">
          <draw:text-box>
            <text:p text:style-name="P5"><text:span text:style-name="T18">├── </text:span><text:span text:style-name="T18">Schema</text:span></text:p>
            <text:p text:style-name="P5"><text:span text:style-name="T18">│   ├── </text:span><text:span text:style-name="T18">Result</text:span></text:p>
            <text:p text:style-name="P5"><text:span text:style-name="T18">│   │   ├── </text:span><text:span text:style-name="T18">Employee.pm</text:span></text:p>
            <text:p text:style-name="P5"><text:span text:style-name="T18">│   │   ├── </text:span><text:span text:style-name="T18">Breed.pm</text:span></text:p>
            <text:p text:style-name="P5"><text:span text:style-name="T18">│   │   ├── </text:span><text:span text:style-name="T18">Vice.pm</text:span></text:p>
            <text:p text:style-name="P5"><text:span text:style-name="T18">│   │   ├── </text:span><text:span text:style-name="T18">DogVice.pm</text:span></text:p>
            <text:p text:style-name="P5"><text:span text:style-name="T18">│   │   └── </text:span><text:span text:style-name="T18">Department.pm</text:span></text:p>
            <text:p text:style-name="P5"><text:span text:style-name="T18">│   ├── </text:span><text:span text:style-name="T18">ResultSet</text:span></text:p>
            <text:p text:style-name="P5"><text:span text:style-name="T18">│   │   ├── </text:span><text:span text:style-name="T18">Employee.pm</text:span></text:p>
            <text:p text:style-name="P5"><text:span text:style-name="T18">│   │   ├── </text:span><text:span text:style-name="T18">Vice.pm</text:span></text:p>
            <text:p text:style-name="P5"><text:span text:style-name="T18">│   │   └── </text:span><text:span text:style-name="T18">Department.pm</text:span></text:p>
            <text:p text:style-name="P5"><text:span text:style-name="T18">├── </text:span><text:span text:style-name="T18">Schema.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6H21M55S</meta:editing-duration>
    <meta:editing-cycles>19</meta:editing-cycles>
    <dc:date>2011-11-29T16:07:57</dc:date>
    <meta:generator>LibreOffice/3.4$Unix LibreOffice_project/340m1$Build-402</meta:generator>
    <dc:creator>Erez Schatz</dc:creator>
    <meta:document-statistic meta:object-count="70"/>
  </office:meta>
</office:document-meta>
</file>